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'Bitstream Vera Sans', sans-serif"/>
    <style:font-face style:name="Arial" svg:font-family="Arial, sans-serif"/>
    <style:font-face style:name="Open Sans" svg:font-family="'Open Sans', sans-serif"/>
    <style:font-face style:name="Open Sans1" svg:font-family="'Open Sans', serif"/>
    <style:font-face style:name="Roboto" svg:font-family="Roboto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497e7" officeooo:paragraph-rsid="001497e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c4ebb"/>
    </style:style>
    <style:style style:name="P4" style:family="paragraph" style:parent-style-name="Text_20_body">
      <style:text-properties officeooo:rsid="0015f9e3" officeooo:paragraph-rsid="0015f9e3"/>
    </style:style>
    <style:style style:name="P5" style:family="paragraph" style:parent-style-name="Text_20_body">
      <style:text-properties officeooo:rsid="001803d7" officeooo:paragraph-rsid="001803d7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officeooo:rsid="001c4ebb" officeooo:paragraph-rsid="001c4ebb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1a01a8" style:font-size-asian="12pt" style:font-size-complex="12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e454c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e454c" style:font-name="Times New Roman" fo:font-size="12pt" fo:letter-spacing="normal" fo:font-style="normal" fo:font-weight="normal" officeooo:paragraph-rsid="001b284c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text-indent="0.499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/>
      <style:text-properties officeooo:paragraph-rsid="001a01a8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/>
      <style:text-properties officeooo:paragraph-rsid="00175854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/>
      <style:text-properties officeooo:paragraph-rsid="001c4ebb"/>
    </style:style>
    <style:style style:name="P15" style:family="paragraph" style:parent-style-name="Text_20_body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true" style:page-number="auto" style:shadow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.499cm" style:auto-text-indent="true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.499cm" style:auto-text-indent="true"/>
      <style:text-properties officeooo:rsid="0015f9e3" officeooo:paragraph-rsid="0015f9e3"/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text-align="justify" style:justify-single-word="false" fo:break-before="page"/>
      <style:text-properties officeooo:paragraph-rsid="001c4ebb"/>
    </style:style>
    <style:style style:name="P21" style:family="paragraph" style:parent-style-name="Title">
      <style:paragraph-properties fo:text-align="center" style:justify-single-word="false"/>
      <style:text-properties style:font-name="Times New Roman" fo:font-size="15pt" fo:font-weight="bold" officeooo:rsid="001497e7" officeooo:paragraph-rsid="0015f9e3" style:font-size-asian="15pt" style:font-weight-asian="bold" style:font-size-complex="15pt" style:font-weight-complex="bold"/>
    </style:style>
    <style:style style:name="P22" style:family="paragraph" style:parent-style-name="Heading_20_2">
      <style:paragraph-properties fo:margin-left="0cm" fo:margin-right="0cm" fo:margin-top="0cm" fo:margin-bottom="0cm" loext:contextual-spacing="false" fo:line-height="150%" fo:text-indent="0.499cm" style:auto-text-indent="false"/>
    </style:style>
    <style:style style:name="P23" style:family="paragraph" style:parent-style-name="Heading_20_2">
      <style:paragraph-properties fo:margin-left="0cm" fo:margin-right="0cm" fo:margin-top="0cm" fo:margin-bottom="0cm" loext:contextual-spacing="false" fo:line-height="150%" fo:text-indent="0.499cm" style:auto-text-indent="false"/>
      <style:text-properties officeooo:paragraph-rsid="001a01a8"/>
    </style:style>
    <style:style style:name="T1" style:family="text">
      <style:text-properties fo:font-variant="normal" fo:text-transform="none" fo:color="#000000" style:font-name="Times New Roman" fo:font-size="3.90000009536743pt" fo:letter-spacing="normal" fo:font-style="normal" fo:font-weight="normal" officeooo:rsid="001c4ebb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175854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officeooo:rsid="001a01a8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1c4ebb" style:font-size-asian="12pt" style:font-size-complex="12pt"/>
    </style:style>
    <style:style style:name="T6" style:family="text">
      <style:text-properties fo:font-variant="normal" fo:text-transform="none" fo:color="#000000" fo:letter-spacing="normal" fo:font-style="normal"/>
    </style:style>
    <style:style style:name="T7" style:family="text">
      <style:text-properties fo:font-variant="normal" fo:text-transform="none" fo:color="#000000" style:font-name="sans-serif" fo:font-size="3.90000009536743pt" fo:letter-spacing="normal" fo:font-style="normal" fo:font-weight="normal" officeooo:rsid="001c4ebb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75854" style:text-blinking="false" fo:background-color="#ffffff" loext:char-shading-value="0" style:font-size-asian="12pt" style:font-size-complex="12pt"/>
    </style:style>
    <style:style style:name="T9" style:family="text">
      <style:text-properties fo:font-variant="normal" fo:text-transform="none" fo:color="#0000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32323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323232" style:font-name="Times New Roman" fo:font-size="12pt" fo:letter-spacing="normal" fo:font-style="normal" fo:font-weight="normal" officeooo:rsid="0015f9e3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99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3e454c" style:font-name="Times New Roman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3e454c" style:font-name="Times New Roman" fo:font-size="12pt" fo:letter-spacing="normal" fo:font-style="normal" fo:font-weight="normal" officeooo:rsid="001803d7" style:font-size-asian="12pt" style:font-size-complex="12pt"/>
    </style:style>
    <style:style style:name="T15" style:family="text">
      <style:text-properties fo:font-variant="normal" fo:text-transform="none" fo:color="#3e454c" style:font-name="Times New Roman" fo:font-size="12pt" fo:letter-spacing="normal" fo:font-style="normal" fo:font-weight="normal" officeooo:rsid="001a01a8" style:font-size-asian="12pt" style:font-size-complex="12pt"/>
    </style:style>
    <style:style style:name="T16" style:family="text">
      <style:text-properties fo:font-variant="normal" fo:text-transform="none" fo:color="#3e454c" style:font-name="Times New Roman" fo:font-size="12pt" fo:letter-spacing="normal" fo:font-style="normal" fo:font-weight="normal" officeooo:rsid="001c4ebb" style:font-size-asian="12pt" style:font-size-complex="12pt"/>
    </style:style>
    <style:style style:name="T17" style:family="text">
      <style:text-properties fo:font-variant="normal" fo:text-transform="none" fo:color="#3e454c" fo:letter-spacing="normal" fo:font-style="normal" fo:font-weight="normal"/>
    </style:style>
    <style:style style:name="T18" style:family="text">
      <style:text-properties fo:font-variant="normal" fo:text-transform="none" fo:color="#3e454c" fo:letter-spacing="normal" fo:font-style="normal" fo:font-weight="normal" officeooo:rsid="001803d7"/>
    </style:style>
    <style:style style:name="T19" style:family="text">
      <style:text-properties fo:font-variant="normal" fo:text-transform="none" fo:color="#3e454c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3e454c" fo:font-size="12pt" fo:letter-spacing="normal" fo:font-style="normal" fo:font-weight="normal" officeooo:rsid="00175854" style:font-size-asian="12pt" style:font-size-complex="12pt"/>
    </style:style>
    <style:style style:name="T21" style:family="text">
      <style:text-properties fo:font-variant="normal" fo:text-transform="none" fo:color="#212224" style:text-line-through-style="none" style:text-line-through-type="none" style:font-name="Times New Roman" fo:font-size="12pt" fo:letter-spacing="normal" fo:font-style="normal" style:text-underline-style="none" fo:font-weight="normal" officeooo:rsid="00175854" style:text-blinking="false" fo:background-color="#ffffff" loext:char-shading-value="0" style:font-size-asian="12pt" style:font-size-complex="12pt"/>
    </style:style>
    <style:style style:name="T22" style:family="text">
      <style:text-properties fo:font-variant="normal" fo:text-transform="none" fo:color="#0d6cb5" style:text-line-through-style="none" style:text-line-through-type="none" style:font-name="Times New Roman" fo:font-size="12pt" fo:letter-spacing="normal" fo:font-style="normal" style:text-underline-style="none" fo:font-weight="normal" officeooo:rsid="00175854" style:text-blinking="false" fo:background-color="#ffffff" loext:char-shading-value="0" style:font-size-asian="12pt" style:font-size-complex="12pt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style:font-name="Times New Roman" fo:font-size="12pt" fo:font-weight="normal" officeooo:rsid="001497e7" style:font-size-asian="12pt" style:font-weight-asian="normal" style:font-size-complex="12pt" style:font-weight-complex="normal"/>
    </style:style>
    <style:style style:name="T25" style:family="text">
      <style:text-properties officeooo:rsid="0015f9e3"/>
    </style:style>
    <style:style style:name="T26" style:family="text">
      <style:text-properties officeooo:rsid="001b284c"/>
    </style:style>
    <style:style style:name="T27" style:family="text">
      <style:text-properties officeooo:rsid="001c4e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eminární práce z biologi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pan text:style-name="T25">G</text:span>enetika – <text:bookmark text:name="firstHeading"/><text:span text:style-name="T6">Cystická fibróz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4">Autor: Kryštof Hrubý</text:span></text:p>
      <text:h text:style-name="P20" text:outline-level="1"><text:span text:style-name="T27">Úvod</text:span></text:h>
      <text:p text:style-name="P6"><text:span text:style-name="T19"><text:tab/>V mé seminární práci se budu věnovat nejčastějšímu genetickému onemocnění v naší populaci, cystické fibróze. Cystická fibróza (</text:span><text:span text:style-name="T20">= </text:span><text:span text:style-name="T19">mukoviscidóza nebo CF) je <text:s/>způsobená mutací genu CFTR, projevující se poruchou přenosu iontů a solí přes buněčnou membránu. Jedná se o nevyléčitelné onemocnění. </text:span></text:p>
      <text:h text:style-name="P18" text:outline-level="1">Genetika</text:h>
      <text:p text:style-name="P15"><text:span text:style-name="Strong_20_Emphasis"><text:span text:style-name="T9">Genetika </text:span></text:span><text:span text:style-name="T10">je věda zabývající se dědičností a proměnlivostí živých soustav. Patří mezi </text:span><text:span text:style-name="Strong_20_Emphasis"><text:span text:style-name="T9">biologické vědy </text:span></text:span><text:span text:style-name="T10">a vyděluje se podle hlediska studia organismů. Genetika sleduje variabilitu, rozdílnost a přenos druhových a dědičných znaků mezi rodiči a potomky i mezi potomky navzájem. S genetikou a jejími principy se člověk setkával již od pradávna. Umění dávných šlechtitelů bylo s principy genetiky neomylně provázáno. Genetika - jako samostatná vědní disciplína - ovšem vzniká až relativně pozdě. Její </text:span><text:span text:style-name="T11">historie</text:span><text:span text:style-name="T12"> </text:span><text:span text:style-name="T10">se začala psát až v 19. století. K velkému rozvoji došlo ve druhé polovině 20. století a dá se očekávat, že rychlý rozvoj bude pokračovat i ve století 21. </text:span></text:p>
      <text:p text:style-name="P16"><text:span text:style-name="T10">Genetika je jednou z nejdůležitějších (ne-li přímo nejdůležitější) teoretických věd z hlediska popisu jakékoli živé soustavy. U genetické informace je počátek každého současného živého organismu. Genetická informace určuje budoucí anatomickou stavbu organismu, určuje jaké látky budou účastníky biochemických a fyziologických procesů v organismu a v neposlední řadě je nepostradatelnou součástí pohlavního i nepohlavního rozmnožování. Poznatky genetiky jsou velmi důležité pro celou řadu přírodovědných oborů, například evoluční biologii, antropologii, mikrobiologii a mnoho dalších. V oboru </text:span><text:span text:style-name="Strong_20_Emphasis"><text:span text:style-name="T9">molekulární biologie </text:span></text:span><text:span text:style-name="T10">se kombinují poznatky genetiky, biochemie a buněčné biologie. </text:span></text:p>
      <text:p text:style-name="P17"><text:span text:style-name="T10">Genetika je sice původem </text:span><text:span text:style-name="Strong_20_Emphasis"><text:span text:style-name="T9">teoretickou </text:span></text:span><text:span text:style-name="T10">vědou, ale již dnes má velmi mnoho možností </text:span><text:span text:style-name="Strong_20_Emphasis"><text:span text:style-name="T9">praktického </text:span></text:span><text:span text:style-name="T10">uplatnění. Mimo lékařství nachází genetika využití v zemědělství při šlechtění nových odrůd rostlin stejně jako při chovu (nejen) hospodářských zvířat. S rozvojem </text:span><text:span text:style-name="Strong_20_Emphasis"><text:span text:style-name="T9">biotechnologií </text:span></text:span><text:span text:style-name="T10">a genetického inženýrství se objevují i geneticky upravené hospodářské organizmy, které se stávají přínosem, ale i ekologickou a etickou otázkou. Díky genetickému inženýrství, je dnes možné vyrábět řadu tzv. rekombinantních látek (a mnoho takových látek nachází uplatnění v terapii různých chorob). Využití genetiky </text:span><text:soft-page-break/><text:span text:style-name="T10">pro různé biotechnologické metody a postupy je již dnes na denním pořádku a do budoucna se i toto uplatnění jistě dále rozšíří. </text:span></text:p>
      <text:h text:style-name="Heading_20_1" text:outline-level="1">Cystická fibróza</text:h>
      <text:p text:style-name="P14"><text:span text:style-name="T13"><text:tab/> Vzhledem k poruše transportu iontů přes buněčné membrány způsobuje cystická fibróza nadměrnou hustotu hlenu. Proto se projevuje především postižením orgánů, pro které je hlen důležitou součástí jejich funkce, tedy plíce a trávicí systém - </text:span><text:span text:style-name="T2">insuficienc</text:span><text:span text:style-name="T4">e</text:span><text:span text:style-name="T2"> </text:span><text:span text:style-name="T3">(= selhávání) </text:span><text:span text:style-name="T2">zevní sekrece pankreatu</text:span><text:span text:style-name="T13">. </text:span><text:span text:style-name="T16">Také se projevuje </text:span><text:span text:style-name="T5">vysokou koncentrací elektrolytů v potu</text:span><text:span text:style-name="T16">.</text:span><text:span text:style-name="T13"> U mužů navíc cystická fibróza způsobuje </text:span><text:span text:style-name="T2">obstruktivní </text:span><text:span text:style-name="T3">azoospermi</text:span><text:span text:style-name="T4">i (</text:span><text:span text:style-name="T21">nepřítomnost </text:span><text:span text:style-name="T8">spermií</text:span><text:span text:style-name="T22"> </text:span><text:span text:style-name="T21">v mužském ejakulátu</text:span><text:span text:style-name="T13">). Jedním z prvních příznaků cystické fibrózy je také myší pach moči, která obsahuje množství solí a chloridů. Miminka trpící cystickou fibrózou navíc mívají zvětšená játra a slezinu a pomalu přibývají na váze. Nemocní také dosahují menšího vzrůstu a obvykle se u nich objevují i tzv. paličkovité prsty. </text:span></text:p>
      <text:p text:style-name="P12"><text:span text:style-name="T13"><text:tab/>Plíce jsou hlavním orgánem dýchací soustavy, které zajišťují výměnu kyslíku a oxidu uhličitého. Tento proces probíhá v plicních alveolech, což jsou váčky vystlané velmi tenkou membránou a vrstvou řídkého hlenu, který usnadňuje dýchání. Při cystické fibróze dochází k tomu, že se tento hlen stává hustším a postiženému se tak hůře dýchá. Navíc CF postihuje i systém vykašlávání škodlivin a prachu z plic, protože zhušťuje hlen v dýchacích cestách a znemožňuje tak odstraňování škodlivin z dýchacího systému, což vede k vleklému kašli, častým chronickým zánětům průdušek a plic a v extrémním případě může dokonce dojít až k </text:span><text:span text:style-name="T15">pneumotoraxu</text:span><text:span text:style-name="T13">. Selhání plic je tak jednou z hlavních příčin smrti při cystické fibróze. </text:span></text:p>
      <text:h text:style-name="P23" text:outline-level="2">Příčina onemocnění</text:h>
      <text:p text:style-name="P11"><text:span text:style-name="T17"><text:tab/>Toto onemocnění je způsobeno genetickou mutací genu na dlouhém raménku 7. chromozómu, </text:span><text:span text:style-name="T18">te</text:span><text:span text:style-name="T17">nto gen se ve zkratce označuje CFTR. Mutace tohoto genu se plně projeví až v případě, že potomek zdědil od rodičů oba "špatné" geny. Přibližně každý 25. člověk v populaci je přenašečem cystické fibrózy (má jeden špatný gen CFTR), ale onemocnění se u něj nějak navenek neprojevuje (protože druhý gen CFTR má v pořádku).</text:span> </text:p>
      <text:h text:style-name="P22" text:outline-level="2">Četnost</text:h>
      <text:p text:style-name="P13"><text:span text:style-name="T14"><text:tab/>CF</text:span><text:span text:style-name="T13"> se vyskytuje s četností 1 nemocný na 2 500 až 3 000 narozených dětí. Pacienti trpící tímto onemocněním se dožívají průměrného věku 32 let. Zajímavostí je, </text:span><text:soft-page-break/><text:span text:style-name="T13">že se toto onemocnění vyskytuje pouze u bílé rasy. Černoši a Asiaté jsou postiženi velmi vzácně.</text:span><text:span text:style-name="T23"> </text:span></text:p>
      <text:h text:style-name="Heading_20_2" text:outline-level="2">Diagnostika</text:h>
      <text:p text:style-name="P7"><text:span text:style-name="T17"><text:tab/>„Diagnostika CF je založena jednak na prenatálním genetickém vyšetření a jednak na postnatální diagnostice, kdy pacient do ordinace přichází na základě opakovaných infekcí dýchacích cest či chronického kašle.“</text:span></text:p>
      <text:h text:style-name="Heading_20_3" text:outline-level="3">Prenatální diagnostika cystické fibrózy</text:h>
      <text:p text:style-name="P7"><text:span text:style-name="T17"><text:tab/>Přistupuje se k ní u žen, v jejichž rodině již došlo k výskytu cystické fibrózy<text:line-break/>a u žen, které již dříve porodili dítě s cystickou fibrózou. V tomto případě lze CF stanovit buď ve 12. - 13. týdnu těhotenství odebráním buněk choriových klků nebo od 17. týdne těhotenství odebráním plodové vody. Vyšetřením buněk plodu se zjistí zda se narodí jedinec s cystickou fibrózou či nikoli. V případě pozitivního testu se rodiče mohou rozhodnout pro potrat.</text:span></text:p>
      <text:h text:style-name="Heading_20_3" text:outline-level="3">Postnatální diagnostika cystické fibrózy</text:h>
      <text:p text:style-name="P10"><text:tab/><text:span text:style-name="T26">Post</text:span>natální diagnostika CF se provádí jednak u novorozenců. Diagnostika se provádí z genetického vyšetření krve. <text:span text:style-name="T27">Z</text:span>jišťuje <text:span text:style-name="T27">se</text:span>, zda novorozenec tímto onemocněním trpí nebo nikoli. Díky celoplošnému <text:span text:style-name="T26">screeningu</text:span>, kdy jsou testovány všechny živě narozené děti, se cystickou fibrózu dnes daří zachycovat ještě předtím, než se její příznaky projeví.</text:p>
      <text:p text:style-name="P9"><text:tab/>Při pozdější diagnostice tohoto onemocnění se kromě genetického vyšetření krve provádí také vyšetření potu, který u osob trpících cystickou fibrózou obsahuje více sodíku a chloridů.</text:p>
      <text:p text:style-name="P8"><text:span text:style-name="T17"><text:tab/>V případě, že se ve vaší rodině narodí dítě s CF, budou jeho rodiče podrobeny testu, který zjistí pravděpodobnost narození stejně postiženého dítěte při dalším těhotenství a pro další těhotenství jim bude nabídnuto umělé oplodnění, které lze opakovat, dokud nevznikne zdravý zárodek. </text:span></text:p>
      <text:h text:style-name="P19" text:outline-level="1">Reference</text:h>
      <text:p text:style-name="P4"><text:a xlink:type="simple" xlink:href="http://www.genetika-biologie.cz/genetika-obecne" text:style-name="Internet_20_link" text:visited-style-name="Visited_20_Internet_20_Link">http://www.genetika-biologie.cz/genetika-obecne</text:a></text:p>
      <text:p text:style-name="P5"><text:a xlink:type="simple" xlink:href="http://cs.medlicker.com/53-cysticka-fibroza-priznaky-projevy-diagnostika-a-lecba" text:style-name="Internet_20_link" text:visited-style-name="Visited_20_Internet_20_Link">http://cs.medlicker.com/53-cysticka-fibroza-priznaky-projevy-diagnostika-a-lecba</text:a></text:p>
      <text:p text:style-name="P5">http://www.wikiskripta.eu/index.php/Cystick%C3%A1_fibr%C3%B3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'Bitstream Vera Sans', sans-serif"/>
    <style:font-face style:name="Arial" svg:font-family="Arial, sans-serif"/>
    <style:font-face style:name="Open Sans" svg:font-family="'Open Sans', sans-serif"/>
    <style:font-face style:name="Open Sans1" svg:font-family="'Open Sans', serif"/>
    <style:font-face style:name="Roboto" svg:font-family="Roboto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20%" fo:text-indent="0.499cm" style:auto-text-indent="false"/>
      <style:text-properties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7:43:05.335000000</meta:creation-date>
    <dc:date>2017-01-22T19:13:15.327000000</dc:date>
    <meta:editing-duration>PT55S</meta:editing-duration>
    <meta:editing-cycles>1</meta:editing-cycles>
    <meta:document-statistic meta:table-count="0" meta:image-count="0" meta:object-count="0" meta:page-count="5" meta:paragraph-count="28" meta:word-count="902" meta:character-count="6355" meta:non-whitespace-character-count="5459"/>
    <meta:generator>LibreOffice/5.1.2.2$Windows_x86 LibreOffice_project/d3bf12ecb743fc0d20e0be0c58ca359301eb705f</meta:generator>
  </office:meta>
</office:document-meta>
</file>